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officeooo:rsid="00225a24" officeooo:paragraph-rsid="00225a24" style:font-size-asian="10pt" style:font-size-complex="10pt"/>
    </style:style>
    <style:style style:name="P2" style:family="paragraph" style:parent-style-name="Standard">
      <style:paragraph-properties fo:line-height="150%"/>
      <style:text-properties style:font-name="Arial" fo:font-size="18pt" fo:language="es" fo:country="ES" fo:font-weight="bold" officeooo:rsid="001d7aad" officeooo:paragraph-rsid="001d7aad" style:font-size-asian="18pt" style:font-weight-asian="bold" style:font-size-complex="18pt" style:font-weight-complex="bold"/>
    </style:style>
    <style:style style:name="P3" style:family="paragraph" style:parent-style-name="Standard">
      <style:paragraph-properties fo:line-height="150%" fo:text-align="end" style:justify-single-word="false"/>
      <style:text-properties style:font-name="Arial" fo:font-size="14pt" fo:language="es" fo:country="ES" fo:font-weight="normal" officeooo:rsid="001e1ac4" officeooo:paragraph-rsid="001e1ac4" style:font-size-asian="12.25pt" style:font-weight-asian="normal" style:font-size-complex="14pt" style:font-weight-complex="normal"/>
    </style:style>
    <style:style style:name="P4" style:family="paragraph" style:parent-style-name="Standard">
      <style:paragraph-properties fo:line-height="150%" fo:text-align="end" style:justify-single-word="false"/>
      <style:text-properties style:font-name="Arial" fo:font-size="14pt" fo:language="es" fo:country="ES" fo:font-weight="normal" officeooo:rsid="0020f9e2" officeooo:paragraph-rsid="00225a24" style:font-size-asian="12.25pt" style:font-weight-asian="normal" style:font-size-complex="14pt" style:font-weight-complex="normal"/>
    </style:style>
    <style:style style:name="P5" style:family="paragraph" style:parent-style-name="Standard">
      <style:paragraph-properties fo:line-height="150%"/>
      <style:text-properties style:font-name="Arial" fo:font-size="14pt" fo:language="es" fo:country="ES" officeooo:rsid="001d7aad" officeooo:paragraph-rsid="001d7aad" style:font-size-asian="12.25pt" style:font-size-complex="14pt"/>
    </style:style>
    <style:style style:name="P6" style:family="paragraph" style:parent-style-name="Standard" style:list-style-name="L1">
      <style:paragraph-properties fo:line-height="150%"/>
      <style:text-properties style:font-name="Arial" fo:font-size="14pt" fo:language="es" fo:country="ES" fo:font-weight="bold" officeooo:rsid="0024561e" officeooo:paragraph-rsid="0024561e" style:font-size-asian="12.25pt" style:font-weight-asian="bold" style:font-size-complex="14pt" style:font-weight-complex="bold"/>
    </style:style>
    <style:style style:name="P7" style:family="paragraph" style:parent-style-name="Standard" style:list-style-name="L1">
      <style:paragraph-properties fo:line-height="150%"/>
      <style:text-properties style:font-name="Arial" fo:font-size="14pt" fo:language="es" fo:country="ES" fo:font-weight="bold" officeooo:rsid="0025c217" officeooo:paragraph-rsid="0025c217" style:font-size-asian="12.25pt" style:font-weight-asian="bold" style:font-size-complex="14pt" style:font-weight-complex="bold"/>
    </style:style>
    <style:style style:name="P8" style:family="paragraph" style:parent-style-name="Standard">
      <style:paragraph-properties fo:line-height="150%" fo:text-align="end" style:justify-single-word="false"/>
      <style:text-properties style:font-name="Arial" fo:font-size="14pt" fo:language="es" fo:country="ES" fo:font-style="normal" style:text-underline-style="none" fo:font-weight="normal" officeooo:rsid="00225a24" officeooo:paragraph-rsid="00225a24" style:font-size-asian="12.25pt" style:font-style-asian="normal" style:font-weight-asian="normal" style:font-size-complex="14pt" style:font-style-complex="normal" style:font-weight-complex="normal"/>
    </style:style>
    <style:style style:name="P9" style:family="paragraph" style:parent-style-name="Standard" style:list-style-name="L1">
      <style:paragraph-properties fo:line-height="150%"/>
      <style:text-properties style:font-name="Arial" fo:font-size="14pt" fo:language="es" fo:country="ES" style:text-underline-style="none" fo:font-weight="bold" officeooo:rsid="0026b0d9" officeooo:paragraph-rsid="0026b0d9" style:font-size-asian="12.25pt" style:font-weight-asian="bold" style:font-size-complex="14pt" style:font-weight-complex="bold"/>
    </style:style>
    <style:style style:name="P10" style:family="paragraph" style:parent-style-name="Standard">
      <style:paragraph-properties fo:line-height="150%" fo:text-align="end" style:justify-single-word="false"/>
      <style:text-properties style:font-name="Arial" fo:font-size="14pt" fo:language="es" fo:country="ES" style:text-underline-style="none" fo:font-weight="normal" officeooo:rsid="00225a24" officeooo:paragraph-rsid="00225a24" style:font-size-asian="12.25pt" style:font-weight-asian="normal" style:font-size-complex="14pt" style:font-weight-complex="normal"/>
    </style:style>
    <style:style style:name="P11" style:family="paragraph" style:parent-style-name="Standard">
      <style:paragraph-properties fo:line-height="150%" fo:text-align="end" style:justify-single-word="false"/>
      <style:text-properties style:font-name="Arial" fo:font-size="14pt" fo:language="es" fo:country="ES" fo:font-weight="normal" officeooo:rsid="00225a24" officeooo:paragraph-rsid="00225a24" style:font-size-asian="12.25pt" style:font-weight-asian="normal" style:font-size-complex="14pt" style:font-weight-complex="normal"/>
    </style:style>
    <style:style style:name="P12" style:family="paragraph" style:parent-style-name="Standard">
      <style:paragraph-properties fo:line-height="150%"/>
      <style:text-properties style:font-name="Arial" fo:font-size="14pt" fo:language="es" fo:country="ES" fo:font-weight="normal" officeooo:rsid="002865a9" officeooo:paragraph-rsid="002865a9" style:font-size-asian="12.25pt" style:font-weight-asian="normal" style:font-size-complex="14pt" style:font-weight-complex="normal"/>
    </style:style>
    <style:style style:name="P13" style:family="paragraph" style:parent-style-name="Standard">
      <style:paragraph-properties fo:line-height="150%"/>
      <style:text-properties style:font-name="Arial" fo:font-size="14pt" fo:language="es" fo:country="ES" fo:font-weight="normal" officeooo:rsid="002a4651" officeooo:paragraph-rsid="002a4651" style:font-size-asian="12.25pt" style:font-weight-asian="normal" style:font-size-complex="14pt" style:font-weight-complex="normal"/>
    </style:style>
    <style:style style:name="P14" style:family="paragraph" style:parent-style-name="Standard">
      <style:paragraph-properties fo:line-height="150%"/>
      <style:text-properties style:font-name="Arial" fo:font-size="14pt" fo:language="es" fo:country="ES" fo:font-weight="normal" officeooo:rsid="002b536c" officeooo:paragraph-rsid="002b536c" style:font-size-asian="12.25pt" style:font-weight-asian="normal" style:font-size-complex="14pt" style:font-weight-complex="normal"/>
    </style:style>
    <style:style style:name="P15" style:family="paragraph" style:parent-style-name="Standard">
      <style:paragraph-properties fo:line-height="150%"/>
      <style:text-properties style:font-name="Arial" fo:font-size="14pt" fo:language="es" fo:country="ES" fo:font-weight="normal" officeooo:rsid="002d0912" officeooo:paragraph-rsid="002d0912" style:font-size-asian="12.25pt" style:font-weight-asian="normal" style:font-size-complex="14pt" style:font-weight-complex="normal"/>
    </style:style>
    <style:style style:name="T1" style:family="text">
      <style:text-properties officeooo:rsid="001d8ca4"/>
    </style:style>
    <style:style style:name="T2" style:family="text">
      <style:text-properties style:text-underline-style="none"/>
    </style:style>
    <style:style style:name="T3" style:family="text">
      <style:text-properties style:text-underline-style="none" officeooo:rsid="0024561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officeooo:rsid="00225a24" style:font-style-asian="normal" style:font-style-complex="normal"/>
    </style:style>
    <style:style style:name="T8" style:family="text">
      <style:text-properties fo:font-style="normal" style:text-underline-style="none" officeooo:rsid="0024561e" style:font-style-asian="normal" style:font-style-complex="normal"/>
    </style:style>
    <style:style style:name="T9" style:family="text">
      <style:text-properties officeooo:rsid="0022ceaa"/>
    </style:style>
    <style:style style:name="T10" style:family="text">
      <style:text-properties officeooo:rsid="002456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Visión</text:span> Artificial – Practica <text:span text:style-name="T9">2</text:span></text:p>
      <text:p text:style-name="P5"/>
      <text:list xml:id="list7041323856878174670" text:style-name="L1">
        <text:list-item>
          <text:p text:style-name="P6">Procesamiento de imagenes con diferentes escalas y filtros de suavizacion</text:p>
        </text:list-item>
      </text:list>
      <text:p text:style-name="P12">En este script usamos un par de filtros de suavizado lineales para suavizar y reescalar la imagen en cuestion. En su histograma podemos ver los arreglos que sufre la imagen al redimensionarla y suavizarla.</text:p>
      <text:p text:style-name="P12">El script usa filtros lineales y muy sencillos aplicados iterativamente sobre la imagen a filtrar, llega a iterar del orden de 100/1000 para que la imagen se aprecie claramente modificada. Usando diferentes filtros lineales (horizontales, verticales…) podemos ver efectos de distorsion diferentes en la imagen.<text:span text:style-name="T2"> </text:span></text:p>
      <text:p text:style-name="P13"><text:span text:style-name="T2">Finalmente, para poder aplicar el filto a la imagen, hemos de tratarla como un ‘</text:span><text:span text:style-name="T5">grayscale</text:span><text:span text:style-name="T2">’. Aplicamos la convolucion en la version ‘</text:span><text:span text:style-name="T5">grayscale</text:span><text:span text:style-name="T2">’ de la imagen y despues podemos recuperar la imagen filtrada en color.</text:span></text:p>
      <text:p text:style-name="P3">Script: ej<text:span text:style-name="T10">21</text:span>.m</text:p>
      <text:list xml:id="list192602998449149" text:continue-numbering="true" text:style-name="L1">
        <text:list-item>
          <text:p text:style-name="P7">Procesamiento de imagenes con filtros ponderados y filtros no lineales</text:p>
        </text:list-item>
      </text:list>
      <text:p text:style-name="P14"><text:span text:style-name="T6">En este segundo script, debemos ver la diferencia de aplicar filtros lineales en ciertas imagenes, y aplicar filtros ponderados según parametros que ajustan mejor el filtrado.</text:span></text:p>
      <text:p text:style-name="P14"><text:span text:style-name="T6">En concreto, debiamos buscar el valor optimo de </text:span><text:span text:style-name="T4">sigma</text:span><text:span text:style-name="T6"> para la imagen dada, que en general, cuanto mas se acerque a 1 mejor.</text:span></text:p>
      <text:p text:style-name="P4"><text:span text:style-name="T7">Script: ej</text:span><text:span text:style-name="T8">22</text:span><text:span text:style-name="T7">.m</text:span><text:span text:style-name="T6"> </text:span></text:p>
      <text:list xml:id="list192603238148097" text:continue-numbering="true" text:style-name="L1">
        <text:list-item>
          <text:p text:style-name="P7">Determinar los contornos optimos</text:p>
        </text:list-item>
      </text:list>
      <text:p text:style-name="P15"><text:span text:style-name="T6">En este script hacemos uso de la funcion de “MATLAB”, ‘edge()’, usando diferentes filtros ponderados para la deteccion de bordes. La mejor opcion para este caso en concreto esta probablemente en el filtro Gaussiano.</text:span></text:p>
      <text:p text:style-name="P8"><text:soft-page-break/>Script: ej<text:span text:style-name="T10">23</text:span>.m</text:p>
      <text:list xml:id="list192602995970325" text:continue-numbering="true" text:style-name="L1">
        <text:list-item>
          <text:p text:style-name="P9">Aplicacion de la suavizacion para construir imagenes hibridas</text:p>
        </text:list-item>
      </text:list>
      <text:p text:style-name="P10">Script: ej<text:span text:style-name="T10">24</text:span>.m</text:p>
      <text:list xml:id="list192602361819391" text:continue-numbering="true" text:style-name="L1">
        <text:list-item>
          <text:p text:style-name="P9">Anonimizacion de videos</text:p>
        </text:list-item>
      </text:list>
      <text:p text:style-name="P11"><text:span text:style-name="T2">Script: ej</text:span><text:span text:style-name="T3">25</text:span><text:span text:style-name="T2">.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225a24" officeooo:paragraph-rsid="00225a2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tor Prieto DehghanPour</text:p>
        <text:p text:style-name="MP1">niUB: 164455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9:32:28.033000000</meta:creation-date>
    <dc:date>2016-10-25T19:26:01.262890325</dc:date>
    <meta:editing-duration>PT50M56S</meta:editing-duration>
    <meta:editing-cycles>20</meta:editing-cycles>
    <meta:generator>LibreOffice/5.2.2.2.0$Linux_X86_64 LibreOffice_project/20m0$Build-2</meta:generator>
    <meta:document-statistic meta:table-count="0" meta:image-count="0" meta:object-count="0" meta:page-count="2" meta:paragraph-count="19" meta:word-count="255" meta:character-count="1649" meta:non-whitespace-character-count="1415"/>
  </office:meta>
</office:document-meta>
</file>